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570000010A8ADDC12B41D8501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903cm" svg:height="2.251cm" svg:x="9.233cm" svg:y="13.833cm">
          <draw:image xlink:href="Pictures/10000201000001570000010A8ADDC12B41D8501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0:22:28.072437662</meta:creation-date>
    <dc:date>2018-03-09T10:22:42.244863347</dc:date>
    <meta:editing-duration>PT1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